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3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3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2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2">
      <number:text>R$-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16:25.626000000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16:25.6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24T10:16:35.744000000</dc:date>
    <meta:print-date>2017-09-28T11:35:16</meta:print-date>
    <dc:language>pt-PT</dc:language>
    <meta:editing-cycles>520</meta:editing-cycles>
    <meta:editing-duration>P2DT14H2M3S</meta:editing-duration>
    <meta:printed-by>Carlos Augusto Marcicano</meta:printed-by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